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45f4" officeooo:paragraph-rsid="001e45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kshi Dattatray Sangale</text:p>
      <text:p text:style-name="P1">Assignment No=1</text:p>
      <text:p text:style-name="P1">Roll No=28</text:p>
      <text:p text:style-name="Standard"/>
      <text:p text:style-name="Standard"/>
      <text:p text:style-name="Standard">#include&lt;stdio.h&gt;<text:line-break/>int main()<text:line-break/>{<text:line-break/>printf("hello World");<text:line-break/>return 0;<text:line-break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6T10:04:09.445000000</meta:creation-date>
    <dc:date>2022-09-26T10:07:07.819000000</dc:date>
    <meta:editing-duration>PT2M59S</meta:editing-duration>
    <meta:editing-cycles>1</meta:editing-cycles>
    <meta:document-statistic meta:table-count="0" meta:image-count="0" meta:object-count="0" meta:page-count="1" meta:paragraph-count="4" meta:word-count="16" meta:character-count="114" meta:non-whitespace-character-count="102"/>
    <meta:generator>LibreOffice/7.4.1.2$Windows_X86_64 LibreOffice_project/3c58a8f3a960df8bc8fd77b461821e42c061c5f0</meta:generator>
  </office:meta>
</office:document-meta>
</file>